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10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10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10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10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10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10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10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7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10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10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10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10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10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table:number-columns-repeated="2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10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4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table:number-columns-repeated="2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10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10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4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10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10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10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10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4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10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 table:number-columns-repeated="3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4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10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10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10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10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10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10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10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10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10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10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7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10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10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10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10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10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10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10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10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10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10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5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10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10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10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7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4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table:number-columns-repeated="2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4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10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10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10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10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10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10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10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10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10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7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10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10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table:number-columns-repeated="2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10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7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10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10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10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10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10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7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10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7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10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10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10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10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7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10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10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10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10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7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10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table:number-columns-repeated="2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4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10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10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10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10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10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10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10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table:number-columns-repeated="2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10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10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10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10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10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4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10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10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10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5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10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number-columns-repeated="2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10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10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10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10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10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10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10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10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10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10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10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10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 table:number-columns-repeated="3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10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10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10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10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10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10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 table:number-columns-repeated="3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4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10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10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10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10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10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10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10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10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10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10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10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10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10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10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10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10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4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10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10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10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10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4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10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10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10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10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10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10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10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10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10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10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10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10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table:number-columns-repeated="2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10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8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10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10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10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10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10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4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number-columns-repeated="2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10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7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10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10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10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10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10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number-columns-repeated="2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10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10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00-00-00</text:date>, <text:time style:data-style-name="N2" text:time-value="23:45:54.8415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5T00:00:07.332357451</dc:date>
    <meta:editing-duration>P21DT16H18M51S</meta:editing-duration>
    <meta:editing-cycles>252</meta:editing-cycles>
    <meta:document-statistic meta:table-count="5" meta:cell-count="4639" meta:object-count="0"/>
  </office:meta>
</office:document-meta>
</file>